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812cm" fo:margin-left="0cm" table:align="left"/>
    </style:style>
    <style:style style:name="Tableau1.A" style:family="table-column">
      <style:table-column-properties style:column-width="9.499cm"/>
    </style:style>
    <style:style style:name="Tableau1.B" style:family="table-column">
      <style:table-column-properties style:column-width="0.794cm"/>
    </style:style>
    <style:style style:name="Tableau1.C" style:family="table-column">
      <style:table-column-properties style:column-width="8.52cm"/>
    </style:style>
    <style:style style:name="Tableau1.1" style:family="table-row">
      <style:table-row-properties style:min-row-height="0.291cm"/>
    </style:style>
    <style:style style:name="Tableau1.A1" style:family="table-cell">
      <style:table-cell-properties fo:background-color="#eeeeee">
        <style:background-image/>
      </style:table-cell-properties>
    </style:style>
    <style:style style:name="Tableau3" style:family="table">
      <style:table-properties style:width="18.812cm" fo:margin-left="0cm" table:align="left" style:may-break-between-rows="false"/>
    </style:style>
    <style:style style:name="Tableau3.A" style:family="table-column">
      <style:table-column-properties style:column-width="9.499cm"/>
    </style:style>
    <style:style style:name="Tableau3.B" style:family="table-column">
      <style:table-column-properties style:column-width="0.822cm"/>
    </style:style>
    <style:style style:name="Tableau3.C" style:family="table-column">
      <style:table-column-properties style:column-width="8.491cm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9.287cm" table:align="left"/>
    </style:style>
    <style:style style:name="Tableau4.A" style:family="table-column">
      <style:table-column-properties style:column-width="4.207cm"/>
    </style:style>
    <style:style style:name="Tableau4.B" style:family="table-column">
      <style:table-column-properties style:column-width="5.08cm"/>
    </style:style>
    <style:style style:name="Tableau4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8.812cm" fo:margin-left="0cm" table:align="left"/>
    </style:style>
    <style:style style:name="Tableau5.A" style:family="table-column">
      <style:table-column-properties style:column-width="10.107cm"/>
    </style:style>
    <style:style style:name="Tableau5.B" style:family="table-column">
      <style:table-column-properties style:column-width="2.196cm"/>
    </style:style>
    <style:style style:name="Tableau5.C" style:family="table-column">
      <style:table-column-properties style:column-width="1.191cm"/>
    </style:style>
    <style:style style:name="Tableau5.D" style:family="table-column">
      <style:table-column-properties style:column-width="1.087cm"/>
    </style:style>
    <style:style style:name="Tableau5.E" style:family="table-column">
      <style:table-column-properties style:column-width="2.05cm"/>
    </style:style>
    <style:style style:name="Tableau5.F" style:family="table-column">
      <style:table-column-properties style:column-width="2.182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C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none" fo:border-right="0.05pt solid #000000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3" style:family="table-cell">
      <style:table-cell-properties style:vertical-align="" fo:padding="0.097cm" fo:border-left="none" fo:border-right="0.05pt solid #000000" fo:border-top="none" fo:border-bottom="0.05pt solid #000000"/>
    </style:style>
    <style:style style:name="Tableau5.E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fo:padding="0.097cm" fo:border-left="0.05pt solid #000000" fo:border-right="none" fo:border-top="none" fo:border-bottom="0.05pt solid #000000"/>
    </style:style>
    <style:style style:name="Tableau5.B4" style:family="table-cell">
      <style:table-cell-properties fo:padding="0.097cm" fo:border-left="0.05pt solid #000000" fo:border-right="none" fo:border-top="none" fo:border-bottom="0.05pt solid #000000"/>
    </style:style>
    <style:style style:name="Tableau5.C4" style:family="table-cell">
      <style:table-cell-properties fo:padding="0.097cm" fo:border-left="0.05pt solid #000000" fo:border-right="none" fo:border-top="none" fo:border-bottom="0.05pt solid #000000"/>
    </style:style>
    <style:style style:name="Tableau5.D4" style:family="table-cell">
      <style:table-cell-properties fo:padding="0.097cm" fo:border-left="none" fo:border-right="0.05pt solid #000000" fo:border-top="none" fo:border-bottom="0.05pt solid #000000"/>
    </style:style>
    <style:style style:name="Tableau5.E4" style:family="table-cell">
      <style:table-cell-properties fo:padding="0.097cm" fo:border-left="0.05pt solid #000000" fo:border-right="none" fo:border-top="none" fo:border-bottom="0.05pt solid #000000"/>
    </style:style>
    <style:style style:name="Tableau5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8.574cm" fo:margin-left="0.018cm" table:align="left" style:may-break-between-rows="false"/>
    </style:style>
    <style:style style:name="Tableau6.A" style:family="table-column">
      <style:table-column-properties style:column-width="9.499cm"/>
    </style:style>
    <style:style style:name="Tableau6.B" style:family="table-column">
      <style:table-column-properties style:column-width="1.799cm"/>
    </style:style>
    <style:style style:name="Tableau6.C" style:family="table-column">
      <style:table-column-properties style:column-width="7.276cm"/>
    </style:style>
    <style:style style:name="Tableau7" style:family="table">
      <style:table-properties style:width="6.062cm" fo:margin-left="1.21cm" table:align="left" style:may-break-between-rows="false"/>
    </style:style>
    <style:style style:name="Tableau7.A" style:family="table-column">
      <style:table-column-properties style:column-width="3.149cm"/>
    </style:style>
    <style:style style:name="Tableau7.B" style:family="table-column">
      <style:table-column-properties style:column-width="2.914cm"/>
    </style:style>
    <style:style style:name="Tableau7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fo:background-color="transparent" fo:padding="0.097cm" fo:border="0.05pt solid #000000">
        <style:background-image/>
      </style:table-cell-properties>
    </style:style>
    <style:style style:name="Tableau7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7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9" style:family="table">
      <style:table-properties style:width="18.812cm" fo:margin-left="0cm" table:align="left" style:may-break-between-rows="false"/>
    </style:style>
    <style:style style:name="Tableau9.A" style:family="table-column">
      <style:table-column-properties style:column-width="2.408cm"/>
    </style:style>
    <style:style style:name="Tableau9.B" style:family="table-column">
      <style:table-column-properties style:column-width="16.404cm"/>
    </style:style>
    <style:style style:name="Tableau9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" fo:font-size="11pt" officeooo:paragraph-rsid="000671e8" style:font-size-asian="11pt" style:font-size-complex="11pt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text-properties officeooo:paragraph-rsid="00db9b92"/>
    </style:style>
    <style:style style:name="P6" style:family="paragraph" style:parent-style-name="Table_20_Contents">
      <style:text-properties officeooo:paragraph-rsid="00dca5ee"/>
    </style:style>
    <style:style style:name="P7" style:family="paragraph" style:parent-style-name="Header">
      <style:text-properties officeooo:paragraph-rsid="0087c1ee"/>
    </style:style>
    <style:style style:name="P8" style:family="paragraph" style:parent-style-name="Standard">
      <style:text-properties fo:font-size="4pt" officeooo:paragraph-rsid="0007d180" style:font-size-asian="3.5pt" style:font-size-complex="4pt"/>
    </style:style>
    <style:style style:name="P9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10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size="11pt" officeooo:rsid="001fa37b" officeooo:paragraph-rsid="000671e8" style:font-size-asian="11pt" style:font-size-complex="11pt"/>
    </style:style>
    <style:style style:name="P11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12" style:family="paragraph" style:parent-style-name="Table_20_Heading">
      <style:text-properties officeooo:rsid="00690d64" officeooo:paragraph-rsid="00690d64"/>
    </style:style>
    <style:style style:name="P13" style:family="paragraph" style:parent-style-name="Table_20_Heading">
      <style:text-properties officeooo:paragraph-rsid="006ea253"/>
    </style:style>
    <style:style style:name="P14" style:family="paragraph" style:parent-style-name="Table_20_Heading">
      <style:text-properties officeooo:paragraph-rsid="009785fe"/>
    </style:style>
    <style:style style:name="P15" style:family="paragraph" style:parent-style-name="Table_20_Heading">
      <style:text-properties officeooo:paragraph-rsid="00994287"/>
    </style:style>
    <style:style style:name="P16" style:family="paragraph" style:parent-style-name="Table_20_Heading">
      <style:paragraph-properties fo:text-align="center" style:justify-single-word="false"/>
    </style:style>
    <style:style style:name="P17" style:family="paragraph" style:parent-style-name="Adresse">
      <style:text-properties officeooo:paragraph-rsid="00db9b92"/>
    </style:style>
    <style:style style:name="P18" style:family="paragraph" style:parent-style-name="Table_20_Main_20_Header">
      <style:text-properties officeooo:rsid="010c9caa" officeooo:paragraph-rsid="010c9caa"/>
    </style:style>
    <style:style style:name="P19" style:family="paragraph" style:parent-style-name="Heading_20_1">
      <style:text-properties officeooo:paragraph-rsid="007d5d83"/>
    </style:style>
    <style:style style:name="P20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671e8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style:font-name="Arial" fo:font-size="8pt" officeooo:rsid="001fa37b" style:font-size-asian="8pt" style:font-size-complex="8pt"/>
    </style:style>
    <style:style style:name="T5" style:family="text">
      <style:text-properties style:font-name="Arial" fo:font-size="8pt" officeooo:rsid="000d9e36" style:font-size-asian="8pt" style:font-size-complex="8pt"/>
    </style:style>
    <style:style style:name="T6" style:family="text">
      <style:text-properties style:font-name="Arial" fo:font-size="11pt" officeooo:rsid="001fa37b" style:font-size-asian="11pt" style:font-size-complex="11pt"/>
    </style:style>
    <style:style style:name="T7" style:family="text">
      <style:text-properties style:font-name="Arial" fo:font-size="11pt" officeooo:rsid="0021c3a5" style:font-size-asian="11pt" style:font-size-complex="11pt"/>
    </style:style>
    <style:style style:name="T8" style:family="text">
      <style:text-properties style:font-name="Arial" fo:font-size="11pt" officeooo:rsid="002763ae" style:font-size-asian="11pt" style:font-size-complex="11pt"/>
    </style:style>
    <style:style style:name="T9" style:family="text">
      <style:text-properties style:font-name="Arial" officeooo:rsid="007d5d83"/>
    </style:style>
    <style:style style:name="T10" style:family="text">
      <style:text-properties style:font-name="Arial" officeooo:rsid="007f9a8a"/>
    </style:style>
    <style:style style:name="T11" style:family="text">
      <style:text-properties officeooo:rsid="007902c3" fo:background-color="#ff3333" loext:char-shading-value="0"/>
    </style:style>
    <style:style style:name="T12" style:family="text">
      <style:text-properties officeooo:rsid="00295e1a" fo:background-color="#ff3333" loext:char-shading-value="0"/>
    </style:style>
    <style:style style:name="T13" style:family="text">
      <style:text-properties officeooo:rsid="002763ae"/>
    </style:style>
    <style:style style:name="T14" style:family="text">
      <style:text-properties officeooo:rsid="0038d0c1"/>
    </style:style>
    <style:style style:name="T15" style:family="text">
      <style:text-properties officeooo:rsid="0071037d"/>
    </style:style>
    <style:style style:name="T16" style:family="text">
      <style:text-properties officeooo:rsid="007d5d83"/>
    </style:style>
    <style:style style:name="T17" style:family="text">
      <style:text-properties officeooo:rsid="007f49fa"/>
    </style:style>
    <style:style style:name="T18" style:family="text">
      <style:text-properties officeooo:rsid="007f9a8a"/>
    </style:style>
    <style:style style:name="T19" style:family="text">
      <style:text-properties officeooo:rsid="00815d5c"/>
    </style:style>
    <style:style style:name="T20" style:family="text">
      <style:text-properties officeooo:rsid="00816e9b"/>
    </style:style>
    <style:style style:name="T21" style:family="text">
      <style:text-properties officeooo:rsid="00951715"/>
    </style:style>
    <style:style style:name="T22" style:family="text">
      <style:text-properties officeooo:rsid="0096a680"/>
    </style:style>
    <style:style style:name="T23" style:family="text">
      <style:text-properties officeooo:rsid="009785fe"/>
    </style:style>
    <style:style style:name="T24" style:family="text">
      <style:text-properties officeooo:rsid="009f2b95"/>
    </style:style>
    <style:style style:name="T25" style:family="text">
      <style:text-properties officeooo:rsid="009a6a61"/>
    </style:style>
    <style:style style:name="T26" style:family="text">
      <style:text-properties officeooo:rsid="009ba07b"/>
    </style:style>
    <style:style style:name="T27" style:family="text">
      <style:text-properties officeooo:rsid="00dcdcb4"/>
    </style:style>
    <style:style style:name="T28" style:family="text">
      <style:text-properties officeooo:rsid="00de494d"/>
    </style:style>
    <style:style style:name="T29" style:family="text">
      <style:text-properties officeooo:rsid="011284f1"/>
    </style:style>
    <style:style style:name="T30" style:family="text">
      <style:text-properties officeooo:rsid="01155d01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Order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</text:user-field-decls>
      <text:p text:style-name="P20"><text:a xlink:type="simple" xlink:href="py3o://for=%22o%20in%20objects%22" text:style-name="Internet_20_link" text:visited-style-name="Visited_20_Internet_20_Link"><text:span text:style-name="T6">for="o in objects"</text:span></text:a></text:p>
      <text:p text:style-name="P9"><text:a xlink:type="simple" xlink:href="py3o://function=%22setLang(o.partner_id.lang%20or%20'en_US')%22" text:style-name="Internet_20_link" text:visited-style-name="Visited_20_Internet_20_Link"><text:span text:style-name="T7">function="setLang(o.partner_id.lang or 'en_US')"</text:span></text:a></text:p>
      <text:p text:style-name="P11"><text:a xlink:type="simple" xlink:href="py3o://if=%22o.state%20not%20in%20('purchase',%20'done')%22" text:style-name="Internet_20_link" text:visited-style-name="Visited_20_Internet_20_Link"><text:span text:style-name="T9">if="o.state not in ('purchase', 'done')"</text:span></text:a></text:p>
      <text:h text:style-name="Heading_20_1" text:outline-level="1"><text:span text:style-name="T16">Commande</text:span> <text:span text:style-name="T11">[</text:span><text:span text:style-name="T12"><text:user-field-get text:name="py3o.o.state">Order State</text:user-field-get></text:span><text:span text:style-name="T11">]</text:span> <text:user-field-get text:name="py3o.o.name">Order Number</text:user-field-get></text:h>
      <text:p text:style-name="P11"><text:a xlink:type="simple" xlink:href="py3o:///if" text:style-name="Internet_20_link" text:visited-style-name="Visited_20_Internet_20_Link"><text:span text:style-name="T8">/if</text:span></text:a></text:p>
      <text:p text:style-name="P11"><text:a xlink:type="simple" xlink:href="py3o://if=%22o.state%20in%20('purchase',%20'done')%22" text:style-name="Internet_20_link" text:visited-style-name="Visited_20_Internet_20_Link"><text:span text:style-name="T9">if="o.state in ('purchase', 'done')"</text:span></text:a></text:p>
      <text:h text:style-name="P19" text:outline-level="1"><text:span text:style-name="T16">Commande </text:span><text:span text:style-name="T16"><text:user-field-get text:name="py3o.o.name">Order Number</text:user-field-get></text:span></text:h>
      <text:p text:style-name="P10"><text:a xlink:type="simple" xlink:href="py3o:///if" text:style-name="Internet_20_link" text:visited-style-name="Visited_20_Internet_20_Link"><text:span text:style-name="T13">/if</text:span></text:a></text:p>
      <text:p text:style-name="Small_20_new_20_line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6">Adresse de livraison</text:p>
          </table:table-cell>
          <table:table-cell office:value-type="string">
            <text:p text:style-name="P16"/>
          </table:table-cell>
          <table:table-cell table:style-name="Tableau1.A1" office:value-type="string">
            <text:p text:style-name="P16">Fournisseur</text:p>
          </table:table-cell>
        </table:table-row>
        <table:table-row>
          <table:table-cell office:value-type="string">
            <text:p text:style-name="P6"><text:a xlink:type="simple" xlink:href="py3o://if=%22o.delivery_partner_id%22" text:style-name="Internet_20_link" text:visited-style-name="Visited_20_Internet_20_Link"><text:span text:style-name="T25">if="o.delivery_partner_id"</text:span></text:a></text:p>
            <text:p text:style-name="P6"><text:a xlink:type="simple" xlink:href="py3o://with=%22slines=o.delivery_partner_id._display_full_address().split('%5Cn')%22" text:style-name="Internet_20_link" text:visited-style-name="Visited_20_Internet_20_Link"><text:span text:style-name="T26">with="slines=o.delivery_partner_id._display_full_address().split('\n')"</text:span></text:a></text:p>
            <text:p text:style-name="P6"><text:a xlink:type="simple" xlink:href="py3o://for=%22sline%20in%20slines%22" text:style-name="Internet_20_link" text:visited-style-name="Visited_20_Internet_20_Link">for="sline in slines"</text:a></text:p>
            <text:p text:style-name="P6"><text:user-field-get text:name="py3o.sline">Address Line Dest Partner</text:user-field-get></text:p>
            <text:p text:style-name="P6"><text:a xlink:type="simple" xlink:href="py3o:///for" text:style-name="Internet_20_link" text:visited-style-name="Visited_20_Internet_20_Link">/for</text:a></text:p>
            <text:p text:style-name="P6"><text:a xlink:type="simple" xlink:href="py3o:///with" text:style-name="Internet_20_link" text:visited-style-name="Visited_20_Internet_20_Link">/with</text:a></text:p>
            <text:p text:style-name="P6"><text:a xlink:type="simple" xlink:href="py3o:///if" text:style-name="Internet_20_link" text:visited-style-name="Visited_20_Internet_20_Link">/if</text:a></text:p>
          </table:table-cell>
          <table:table-cell office:value-type="string">
            <text:p text:style-name="P4"/>
          </table:table-cell>
          <table:table-cell office:value-type="string">
            <text:p text:style-name="P17"><text:a xlink:type="simple" xlink:href="py3o://with=%22addrlines=o.partner_id._display_full_address().split('%5Cn')%22" text:style-name="Internet_20_link" text:visited-style-name="Visited_20_Internet_20_Link"><text:span text:style-name="T21">with="addrlines=o.partner_id._display_full_address().split('\n')"</text:span></text:a></text:p>
            <text:p text:style-name="P17"><text:a xlink:type="simple" xlink:href="py3o://for=%22addrline%20in%20addrlines%22" text:style-name="Internet_20_link" text:visited-style-name="Visited_20_Internet_20_Link">for="addrline in addrlines"</text:a></text:p>
            <text:p text:style-name="P17"><text:user-field-get text:name="py3o.addrline">Supplier address Line</text:user-field-get></text:p>
            <text:p text:style-name="P17"><text:a xlink:type="simple" xlink:href="py3o:///for" text:style-name="Internet_20_link" text:visited-style-name="Visited_20_Internet_20_Link">/for</text:a></text:p>
            <text:p text:style-name="P17"><text:a xlink:type="simple" xlink:href="py3o:///with" text:style-name="Internet_20_link" text:visited-style-name="Visited_20_Internet_20_Link">/with</text:a></text:p>
            <text:p text:style-name="P5"/>
            <text:p text:style-name="P5"><text:a xlink:type="simple" xlink:href="py3o://if=%22o.commercial_partner_id.ref%22" text:style-name="Internet_20_link" text:visited-style-name="Visited_20_Internet_20_Link"><text:span text:style-name="T27">if="o.commercial_partner_id.ref"</text:span></text:a></text:p>
            <text:p text:style-name="P5"><text:span text:style-name="T29">N° fournisseur</text:span> : <text:user-field-get text:name="py3o.o.commercial_partner_id.ref">Vendor Ref</text:user-field-get></text:p>
            <text:p text:style-name="P5"><text:a xlink:type="simple" xlink:href="py3o:///if" text:style-name="Internet_20_link" text:visited-style-name="Visited_20_Internet_20_Link">/if</text:a></text:p>
            <text:p text:style-name="P5"><text:a xlink:type="simple" xlink:href="py3o://if=%22o.commercial_partner_id.vat%22" text:style-name="Internet_20_link" text:visited-style-name="Visited_20_Internet_20_Link"><text:span text:style-name="T28">if="o.commercial_partner_id.vat"</text:span></text:a></text:p>
            <text:p text:style-name="P5">N° TVA <text:span text:style-name="T22">fournisseur</text:span> : <text:user-field-get text:name="py3o.o.commercial_partner_id.vat">Vendor VAT Number</text:user-field-get></text:p>
            <text:p text:style-name="P5"><text:a xlink:type="simple" xlink:href="py3o:///if" text:style-name="Internet_20_link" text:visited-style-name="Visited_20_Internet_20_Link">/if</text:a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>
                <table:table-cell table:style-name="Tableau4.A1" office:value-type="string">
                  <text:p text:style-name="Table_20_Heading">D<text:span text:style-name="T14">ate de commande</text:span></text:p>
                </table:table-cell>
                <table:table-cell table:style-name="Tableau4.B1" office:value-type="string">
                  <text:p text:style-name="Table_20_Contents"><text:a xlink:type="simple" xlink:href="py3o://function=%22formatLang(o.date_order,%20date=True)%22" text:style-name="Internet_20_link" text:visited-style-name="Visited_20_Internet_20_Link"><text:span text:style-name="T17">function="formatLang(o.date_order, date=True)"</text:span></text:a></text:p>
                </table:table-cell>
              </table:table-row>
              <table:table-row>
                <table:table-cell table:style-name="Tableau4.A2" office:value-type="string">
                  <text:p text:style-name="P14"><text:a xlink:type="simple" xlink:href="py3o://if=%22o.payment_term_id%22" text:style-name="Internet_20_link" text:visited-style-name="Visited_20_Internet_20_Link"><text:span text:style-name="T23">if="o.payment_term_id"</text:span></text:a></text:p>
                </table:table-cell>
                <table:table-cell table:style-name="Tableau4.B4" office:value-type="string">
                  <text:p text:style-name="Table_20_Contents"/>
                </table:table-cell>
              </table:table-row>
              <table:table-row>
                <table:table-cell table:style-name="Tableau4.A2" office:value-type="string">
                  <text:p text:style-name="Table_20_Heading">Condition<text:span text:style-name="T30">s</text:span> de paiement</text:p>
                </table:table-cell>
                <table:table-cell table:style-name="Tableau4.B4" office:value-type="string">
                  <text:p text:style-name="Table_20_Contents"><text:user-field-get text:name="py3o.o.payment_term_id.name">Payment terms</text:user-field-get></text:p>
                </table:table-cell>
              </table:table-row>
              <table:table-row>
                <table:table-cell table:style-name="Tableau4.A2" office:value-type="string">
                  <text:p text:style-name="P15"><text:a xlink:type="simple" xlink:href="py3o:///if" text:style-name="Internet_20_link" text:visited-style-name="Visited_20_Internet_20_Link">/if</text:a></text:p>
                </table:table-cell>
                <table:table-cell table:style-name="Tableau4.B4" office:value-type="string">
                  <text:p text:style-name="Table_20_Contents"/>
                </table:table-cell>
              </table:table-row>
              <table:table-row>
                <table:table-cell table:style-name="Tableau4.A2" office:value-type="string">
                  <text:p text:style-name="P13"><text:a xlink:type="simple" xlink:href="py3o://if=%22o.partner_ref%22" text:style-name="Internet_20_link" text:visited-style-name="Visited_20_Internet_20_Link"><text:span text:style-name="T17">if="o.partner_ref"</text:span></text:a></text:p>
                </table:table-cell>
                <table:table-cell table:style-name="Tableau4.B9" office:value-type="string">
                  <text:p text:style-name="Table_20_Contents"/>
                </table:table-cell>
              </table:table-row>
              <table:table-row>
                <table:table-cell table:style-name="Tableau4.A2" office:value-type="string">
                  <text:p text:style-name="P12"><text:span text:style-name="T15">Votre r</text:span>éférence</text:p>
                </table:table-cell>
                <table:table-cell table:style-name="Tableau4.B9" office:value-type="string">
                  <text:p text:style-name="Table_20_Contents"><text:user-field-get text:name="py3o.o.partner_ref">Vendor Reference</text:user-field-get></text:p>
                </table:table-cell>
              </table:table-row>
              <table:table-row>
                <table:table-cell table:style-name="Tableau4.A2" office:value-type="string">
                  <text:p text:style-name="P13"><text:a xlink:type="simple" xlink:href="py3o:///if" text:style-name="Internet_20_link" text:visited-style-name="Visited_20_Internet_20_Link">/if</text:a></text:p>
                </table:table-cell>
                <table:table-cell table:style-name="Tableau4.B9" office:value-type="string">
                  <text:p text:style-name="Table_20_Contents"/>
                </table:table-cell>
              </table:table-row>
              <table:table-row>
                <table:table-cell table:style-name="Tableau4.A2" office:value-type="string">
                  <text:p text:style-name="Table_20_Heading"><text:a xlink:type="simple" xlink:href="py3o://if=%22o.incoterm_id%22" text:style-name="Internet_20_link" text:visited-style-name="Visited_20_Internet_20_Link"><text:span text:style-name="T24">if="o.incoterm_id"</text:span></text:a></text:p>
                </table:table-cell>
                <table:table-cell table:style-name="Tableau4.B9" office:value-type="string">
                  <text:p text:style-name="Table_20_Contents"/>
                </table:table-cell>
              </table:table-row>
              <table:table-row>
                <table:table-cell table:style-name="Tableau4.A2" office:value-type="string">
                  <text:p text:style-name="Table_20_Heading">Incoterms</text:p>
                </table:table-cell>
                <table:table-cell table:style-name="Tableau4.B9" office:value-type="string">
                  <text:p text:style-name="Table_20_Contents"><text:user-field-get text:name="py3o.o.incoterm_id.name">Incoterms</text:user-field-get></text:p>
                </table:table-cell>
              </table:table-row>
              <table:table-row>
                <table:table-cell table:style-name="Tableau4.A2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0" office:value-type="string">
                  <text:p text:style-name="Table_20_Contents"/>
                </table:table-cell>
              </table:table-row>
            </table:table>
            <text:p text:style-name="P3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2"/>
          </table:table-cell>
        </table:table-row>
      </table:table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header-rows>
          <table:table-row table:style-name="Tableau5.1">
            <table:table-cell table:style-name="Tableau5.A1" office:value-type="string">
              <text:p text:style-name="Table_20_Main_20_Header">Description</text:p>
            </table:table-cell>
            <table:table-cell table:style-name="Tableau5.A1" office:value-type="string">
              <text:p text:style-name="P18">Date demandée</text:p>
            </table:table-cell>
            <table:table-cell table:style-name="Tableau5.C1" table:number-columns-spanned="2" office:value-type="string">
              <text:p text:style-name="Table_20_Main_20_Header">Qté</text:p>
            </table:table-cell>
            <table:covered-table-cell/>
            <table:table-cell table:style-name="Tableau5.A1" office:value-type="string">
              <text:p text:style-name="Table_20_Main_20_Header">Prix unitaire</text:p>
            </table:table-cell>
            <table:table-cell table:style-name="Tableau5.C1" office:value-type="string">
              <text:p text:style-name="Table_20_Main_20_Header">Prix HT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Table_20_Main_20_Content_20_Left"><text:a xlink:type="simple" xlink:href="py3o://for=%22l%20in%20o.order_line%22" text:style-name="Internet_20_link" text:visited-style-name="Visited_20_Internet_20_Link"><text:span text:style-name="T18">for="l in o.order_line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_20_Small"/>
          </table:table-cell>
        </table:table-row>
        <table:table-row table:style-name="Tableau5.1">
          <table:table-cell table:style-name="Tableau5.A3" office:value-type="string">
            <text:p text:style-name="Table_20_Main_20_Content_20_Left"><text:a xlink:type="simple" xlink:href="py3o://with=%22namelines=l.name.split('%5Cn')%22" text:style-name="Internet_20_link" text:visited-style-name="Visited_20_Internet_20_Link">with="namelines=l.name.split('\n')"</text:a></text:p>
            <text:p text:style-name="Table_20_Main_20_Content_20_Left"><text:a xlink:type="simple" xlink:href="py3o://for=%22nameline%20in%20namelines%22" text:style-name="Internet_20_link" text:visited-style-name="Visited_20_Internet_20_Link">for="nameline in namelines"</text:a></text:p>
            <text:p text:style-name="Table_20_Main_20_Content_20_Left"><text:user-field-get text:name="py3o.nameline">Order Line Description</text:user-field-get></text:p>
            <text:p text:style-name="Table_20_Main_20_Content_20_Left"><text:a xlink:type="simple" xlink:href="py3o:///for" text:style-name="Internet_20_link" text:visited-style-name="Visited_20_Internet_20_Link">/for</text:a></text:p>
            <text:p text:style-name="Table_20_Main_20_Content_20_Left"><text:a xlink:type="simple" xlink:href="py3o:///with" text:style-name="Internet_20_link" text:visited-style-name="Visited_20_Internet_20_Link">/with</text:a></text:p>
          </table:table-cell>
          <table:table-cell table:style-name="Tableau5.B3" office:value-type="string">
            <text:p text:style-name="Table_20_Main_20_Content_20_Center"><text:a xlink:type="simple" xlink:href="py3o://function=%22formatLang(l.date_planned,%20date=True)%22" text:style-name="Internet_20_link" text:visited-style-name="Visited_20_Internet_20_Link">function="formatLang(l.date_planned, date=True)"</text:a></text:p>
          </table:table-cell>
          <table:table-cell table:style-name="Tableau5.C3" office:value-type="string">
            <text:p text:style-name="Table_20_Main_20_Content_20_Right"><text:a xlink:type="simple" xlink:href="py3o://function=%22formatLang(l.product_qty,%20dp='Product%20Unit%20of%20Measure')%22" text:style-name="Internet_20_link" text:visited-style-name="Visited_20_Internet_20_Link">function="formatLang(l.product_qty, dp='Product Unit of Measure')"</text:a></text:p>
          </table:table-cell>
          <table:table-cell table:style-name="Tableau5.D3" office:value-type="string">
            <text:p text:style-name="Table_20_Main_20_Content_20_Left_20_Small"><text:user-field-get text:name="py3o.l.product_uom.name">UoM</text:user-field-get></text:p>
          </table:table-cell>
          <table:table-cell table:style-name="Tableau5.E3" office:value-type="string">
            <text:p text:style-name="Table_20_Main_20_Content_20_Right"><text:a xlink:type="simple" xlink:href="py3o://function=%22formatLang(l.price_unit,%20monetary=True,%20currency_obj=l.currency_id)%22" text:style-name="Internet_20_link" text:visited-style-name="Visited_20_Internet_20_Link">function="formatLang(l.price_unit, monetary=True, currency_obj=l.currency_id)"</text:a></text:p>
          </table:table-cell>
          <table:table-cell table:style-name="Tableau5.F3" office:value-type="string">
            <text:p text:style-name="Table_20_Main_20_Content_20_Right"><text:a xlink:type="simple" xlink:href="py3o://function=%22formatLang(l.price_subtotal,%20monetary=True,%20currency_obj=l.currency_id)%22" text:style-name="Internet_20_link" text:visited-style-name="Visited_20_Internet_20_Link">function="formatLang(l.price_subtotal, monetary=True, currency_obj=l.currency_id)"</text:a></text:p>
          </table:table-cell>
        </table:table-row>
        <text:soft-page-break/>
        <table:table-row table:style-name="Tableau5.1">
          <table:table-cell table:style-name="Tableau5.A4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Table_20_Main_20_Content_20_Left"/>
          </table:table-cell>
          <table:table-cell table:style-name="Tableau5.C4" office:value-type="string">
            <text:p text:style-name="Table_20_Main_20_Content_20_Left"/>
          </table:table-cell>
          <table:table-cell table:style-name="Tableau5.D4" office:value-type="string">
            <text:p text:style-name="Table_20_Main_20_Content_20_Left"/>
          </table:table-cell>
          <table:table-cell table:style-name="Tableau5.E4" office:value-type="string">
            <text:p text:style-name="Table_20_Main_20_Content_20_Left"/>
          </table:table-cell>
          <table:table-cell table:style-name="Tableau5.F4" office:value-type="string">
            <text:p text:style-name="Table_20_Main_20_Content_20_Left"/>
          </table:table-cell>
        </table:table-row>
      </table:table>
      <text:p text:style-name="Small_20_new_20_line"/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office:value-type="string">
            <text:p text:style-name="P3"/>
          </table:table-cell>
          <table:table-cell office:value-type="string">
            <text:p text:style-name="P3"/>
          </table:table-cell>
          <table:table-cell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Table_20_Totals_20_Header">Total HT </text:p>
                </table:table-cell>
                <table:table-cell table:style-name="Tableau7.B1" office:value-type="string">
                  <text:p text:style-name="Table_20_Totals_20_Content"><text:a xlink:type="simple" xlink:href="py3o://function=%22formatLang(o.amount_untaxed,%20monetary=True,%20currency_obj=o.currency_id)" text:style-name="Internet_20_link" text:visited-style-name="Visited_20_Internet_20_Link"><text:span text:style-name="T20">function="formatLang(o.amount_untaxed, monetary=True, currency_obj=o.currency_id)</text:span>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>Total taxes </text:p>
                </table:table-cell>
                <table:table-cell table:style-name="Tableau7.B2" office:value-type="string">
                  <text:p text:style-name="Table_20_Totals_20_Content"><text:a xlink:type="simple" xlink:href="py3o://function=%22formatLang(o.amount_tax,%20monetary=True,%20currency_obj=o.currency_id)" text:style-name="Internet_20_link" text:visited-style-name="Visited_20_Internet_20_Link"><text:span text:style-name="T19">function="formatLang(o.amount_tax, monetary=True, currency_obj=o.currency_id)</text:span>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>Total TTC </text:p>
                </table:table-cell>
                <table:table-cell table:style-name="Tableau7.B2" office:value-type="string">
                  <text:p text:style-name="Table_20_Totals_20_Content_20_Highlight"><text:a xlink:type="simple" xlink:href="py3o://function=%22formatLang(o.amount_total,%20monetary=True,%20currency_obj=o.currency_id)" text:style-name="Internet_20_link" text:visited-style-name="Visited_20_Internet_20_Link"><text:span text:style-name="T18">function="formatLang(o.amount_total, monetary=True, currency_obj=o.currency_id)</text:span></text:a></text:p>
                </table:table-cell>
              </table:table-row>
            </table:table>
            <text:p text:style-name="P3"/>
          </table:table-cell>
        </table:table-row>
      </table:table>
      <text:p text:style-name="Small_20_new_20_line"/>
      <text:p text:style-name="P9"><text:a xlink:type="simple" xlink:href="py3o://if=%22o.notes%22" text:style-name="Internet_20_link" text:visited-style-name="Visited_20_Internet_20_Link"><text:span text:style-name="T10">if="o.notes"</text:span></text:a></text:p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Table_20_Header_20_center">Notes</text:p>
          </table:table-cell>
          <table:table-cell table:style-name="Tableau9.B1" office:value-type="string">
            <text:p text:style-name="Table_20_Contents"><text:a xlink:type="simple" xlink:href="py3o://with=%22commentlines=o.notes.split('%5Cn')%22" text:style-name="Internet_20_link" text:visited-style-name="Visited_20_Internet_20_Link"><text:span text:style-name="T18">with="commentlines=o.notes.split('\n')"</text:span></text:a></text:p>
            <text:p text:style-name="Table_20_Contents"><text:a xlink:type="simple" xlink:href="py3o://for=%22commentline%20in%20commentlines%22" text:style-name="Internet_20_link" text:visited-style-name="Visited_20_Internet_20_Link">for="commentline in commentlines"</text:a></text:p>
            <text:p text:style-name="Table_20_Contents"><text:user-field-get text:name="py3o.commentline">Comment Line</text:user-field-get></text:p>
            <text:p text:style-name="Table_20_Contents"><text:a xlink:type="simple" xlink:href="py3o:///for" text:style-name="Internet_20_link" text:visited-style-name="Visited_20_Internet_20_Link">/for</text:a></text:p>
            <text:p text:style-name="Table_20_Contents"><text:a xlink:type="simple" xlink:href="py3o:///with" text:style-name="Internet_20_link" text:visited-style-name="Visited_20_Internet_20_Link">/with</text:a></text:p>
          </table:table-cell>
        </table:table-row>
      </table:table>
      <text:p text:style-name="Text_20_body"><text:a xlink:type="simple" xlink:href="py3o:///if" text:style-name="Internet_20_link" text:visited-style-name="Visited_20_Internet_20_Link">/if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1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family-generic="swiss" style:font-pitch="variable" fo:font-size="11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1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1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1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Standard">
      <style:paragraph-properties fo:text-align="center" style:justify-single-word="false"/>
      <style:text-properties style:font-name="Arial1" fo:font-family="Arial" style:font-style-name="Normal" style:font-family-generic="swiss" style:font-pitch="variable" fo:font-size="10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8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4.286cm"/>
    </style:style>
    <style:style style:name="Tableau12.C" style:family="table-column">
      <style:table-column-properties style:column-width="13.917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087c1ee"/>
    </style:style>
    <style:style style:name="MP3" style:family="paragraph" style:parent-style-name="Standard">
      <style:text-properties fo:font-size="4pt" officeooo:paragraph-rsid="0007d180" style:font-size-asian="3.5pt" style:font-size-complex="4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fo:font-size="9pt" style:font-size-asian="9pt" style:font-size-complex="9pt"/>
    </style:style>
    <style:style style:name="MT4" style:family="text">
      <style:text-properties style:font-name="Arial" fo:font-size="8pt" officeooo:rsid="001fa37b" style:font-size-asian="8pt" style:font-size-complex="8pt"/>
    </style:style>
    <style:style style:name="MT5" style:family="text">
      <style:text-properties style:font-name="Arial" fo:font-size="8pt" officeooo:rsid="000d9e36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row>
            <table:table-cell table:style-name="Tableau12.A1" office:value-type="string">
              <text:p text:style-name="MP1"/>
            </table:table-cell>
            <table:table-cell table:style-name="Tableau12.A1" office:value-type="string">
              <text:p text:style-name="MP1"><draw:frame draw:style-name="Mfr1" draw:name="py3o.image(b64decode(user.company_id.partner_id.image), 'png', height='1.3cm')" text:anchor-type="as-char" svg:width="2.935cm" draw:z-index="1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Header"><text:user-field-get text:name="py3o.user.company_id.name">Nom société</text:user-field-get> - <text:user-field-get text:name="py3o.user.company_id.street">Rue Société</text:user-field-get> - <text:user-field-get text:name="py3o.user.company_id.zip">Zip Société</text:user-field-get> <text:user-field-get text:name="py3o.user.company_id.city">Ville Société</text:user-field-get> - <text:user-field-get text:name="py3o.user.company_id.country_id.name">Pays Société</text:user-field-get></text:p>
              <text:p text:style-name="MP2"><text:span text:style-name="MT1">📞</text:span> <text:user-field-get text:name="py3o.user.company_id.phone">Tél société</text:user-field-get> <text:s text:c="2"/><text:span text:style-name="MT2">🖷</text:span> <text:user-field-get text:name="py3o.user.company_id.fax">Fax société</text:user-field-get> <text:s text:c="2"/><text:span text:style-name="MT3">🌐</text:span> <text:user-field-get text:name="py3o.user.company_id.website">Site web société</text:user-field-get></text:p>
              <text:p text:style-name="Header"><text:span text:style-name="MT4">TVA : </text:span><text:span text:style-name="MT4"><text:user-field-get text:name="py3o.user.company_id.vat">TVA société</text:user-field-get></text:span><text:span text:style-name="MT4"> - SIRET : </text:span><text:span text:style-name="MT4"><text:user-field-get text:name="py3o.user.company_id.siret">SIRET société</text:user-field-get></text:span><text:span text:style-name="MT4"> - APE : </text:span><text:span text:style-name="MT4"><text:user-field-get text:name="py3o.user.company_id.ape">APE société</text:user-field-get></text:span><text:span text:style-name="MT4"> - </text:span><text:span text:style-name="MT5"><text:user-field-get text:name="py3o.user.company_id.legal_type">Company Legal Type</text:user-field-get></text:span><text:span text:style-name="MT5"> au capital de </text:span><text:a xlink:type="simple" xlink:href="py3o://function=%22formatLang(user.company_id.capital_amount,%20monetary=True,%20currency_obj=user.company_id.currency_id)%22" text:style-name="Internet_20_link" text:visited-style-name="Visited_20_Internet_20_Link"><text:span text:style-name="MT5">function="formatLang(user.company_id.capital_amount, monetary=True, currency_obj=user.company_id.currency_id)"</text:span></text:a></text:p>
            </table:table-cell>
          </table:table-row>
        </table:table>
        <text:p text:style-name="MP3"/>
      </style:header>
      <style:footer>
        <text:p text:style-name="Table_20_Main_20_Content_20_Center">Page <text:page-number text:select-page="current">2</text:page-number> 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6-12-19T01:33:32.465538781</dc:date>
    <meta:editing-duration>PT12H25M57S</meta:editing-duration>
    <meta:editing-cycles>279</meta:editing-cycles>
    <meta:generator>LibreOffice/5.1.4.2$Linux_X86_64 LibreOffice_project/10m0$Build-2</meta:generator>
    <meta:document-statistic meta:table-count="8" meta:image-count="0" meta:object-count="0" meta:page-count="2" meta:paragraph-count="78" meta:word-count="200" meta:character-count="2020" meta:non-whitespace-character-count="1890"/>
  </office:meta>
</office:document-meta>
</file>